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1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3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4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5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0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1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4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25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6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2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1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2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3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4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5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6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7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3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9f669" officeooo:paragraph-rsid="0049f669" style:text-blinking="false" fo:background-color="transparent" style:font-size-asian="10pt" style:font-size-complex="10pt"/>
    </style:style>
    <style:style style:name="P4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43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4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45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0904" officeooo:paragraph-rsid="00615d18" style:text-blinking="false" fo:background-color="transparent" style:font-size-asian="10pt" style:font-size-complex="10pt"/>
    </style:style>
    <style:style style:name="P4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615d18" style:text-blinking="false" fo:background-color="transparent" style:font-size-asian="10pt" style:font-size-complex="10pt"/>
    </style:style>
    <style:style style:name="P4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50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1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P52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610904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610904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53488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ad24d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9f669" style:text-blinking="false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26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29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3b3b36" fo:background-color="transparent" loext:char-shading-value="0"/>
    </style:style>
    <style:style style:name="T33" style:family="text">
      <style:text-properties officeooo:rsid="003cb4df" fo:background-color="transparent" loext:char-shading-value="0"/>
    </style:style>
    <style:style style:name="T34" style:family="text">
      <style:text-properties officeooo:rsid="00529fbc" fo:background-color="transparent" loext:char-shading-value="0"/>
    </style:style>
    <style:style style:name="T35" style:family="text">
      <style:text-properties officeooo:rsid="00529fbc" fo:background-color="transparent" loext:char-shading-value="0" style:font-style-asian="normal" style:font-style-complex="normal"/>
    </style:style>
    <style:style style:name="T36" style:family="text">
      <style:text-properties officeooo:rsid="001fa2d0" fo:background-color="transparent" loext:char-shading-value="0" style:font-style-asian="normal" style:font-style-complex="normal"/>
    </style:style>
    <style:style style:name="T37" style:family="text">
      <style:text-properties officeooo:rsid="005306f3" fo:background-color="transparent" loext:char-shading-value="0"/>
    </style:style>
    <style:style style:name="T38" style:family="text">
      <style:text-properties officeooo:rsid="00394f40" fo:background-color="transparent" loext:char-shading-value="0"/>
    </style:style>
    <style:style style:name="T39" style:family="text">
      <style:text-properties fo:font-style="italic" fo:background-color="transparent" loext:char-shading-value="0"/>
    </style:style>
    <style:style style:name="T40" style:family="text">
      <style:text-properties fo:font-style="italic" officeooo:rsid="00529fbc" fo:background-color="transparent" loext:char-shading-value="0"/>
    </style:style>
    <style:style style:name="T41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2b0f9f" style:font-style-asian="italic" style:font-style-complex="italic"/>
    </style:style>
    <style:style style:name="T44" style:family="text">
      <style:text-properties style:font-name="Lucida Grande" officeooo:rsid="001c223e" style:font-name-asian="Lucida Grande" style:font-name-complex="Lucida Grande"/>
    </style:style>
    <style:style style:name="T45" style:family="text">
      <style:text-properties officeooo:rsid="001c223e" style:font-name-asian="Arial Unicode MS" style:font-name-complex="Arial Unicode MS"/>
    </style:style>
    <style:style style:name="T46" style:family="text">
      <style:text-properties fo:font-size="10pt" officeooo:rsid="001e1346" style:font-size-asian="10pt" style:font-size-complex="10pt"/>
    </style:style>
    <style:style style:name="T47" style:family="text">
      <style:text-properties fo:font-size="10pt" officeooo:rsid="00610904" style:font-size-asian="10pt" style:font-size-complex="10pt"/>
    </style:style>
    <style:style style:name="T48" style:family="text">
      <style:text-properties fo:font-size="10pt" officeooo:rsid="0062e0a3" style:font-size-asian="10pt" style:font-size-complex="10pt"/>
    </style:style>
    <style:style style:name="T49" style:family="text">
      <style:text-properties fo:font-size="9pt" fo:font-weight="normal" style:font-size-asian="9pt" style:font-size-complex="9pt"/>
    </style:style>
    <style:style style:name="T50" style:family="text">
      <style:text-properties fo:font-size="9pt" fo:font-weight="normal" officeooo:rsid="001d52ef" style:font-size-asian="9pt" style:font-size-complex="9pt"/>
    </style:style>
    <style:style style:name="T51" style:family="text">
      <style:text-properties officeooo:rsid="001dbe86"/>
    </style:style>
    <style:style style:name="T52" style:family="text">
      <style:text-properties officeooo:rsid="00292259"/>
    </style:style>
    <style:style style:name="T53" style:family="text">
      <style:text-properties officeooo:rsid="002b0f9f"/>
    </style:style>
    <style:style style:name="T54" style:family="text">
      <style:text-properties officeooo:rsid="00357544"/>
    </style:style>
    <style:style style:name="T55" style:family="text">
      <style:text-properties officeooo:rsid="00374ddd"/>
    </style:style>
    <style:style style:name="T56" style:family="text">
      <style:text-properties officeooo:rsid="00394acc"/>
    </style:style>
    <style:style style:name="T57" style:family="text">
      <style:text-properties officeooo:rsid="003cb4df"/>
    </style:style>
    <style:style style:name="T58" style:family="text">
      <style:text-properties officeooo:rsid="0040ec56"/>
    </style:style>
    <style:style style:name="T59" style:family="text">
      <style:text-properties officeooo:rsid="00453488"/>
    </style:style>
    <style:style style:name="T60" style:family="text">
      <style:text-properties officeooo:rsid="00495675"/>
    </style:style>
    <style:style style:name="T61" style:family="text">
      <style:text-properties officeooo:rsid="004bb7ce"/>
    </style:style>
    <style:style style:name="T62" style:family="text">
      <style:text-properties officeooo:rsid="004c801d"/>
    </style:style>
    <style:style style:name="T63" style:family="text">
      <style:text-properties officeooo:rsid="004fc84c"/>
    </style:style>
    <style:style style:name="T64" style:family="text">
      <style:text-properties officeooo:rsid="002d33ca"/>
    </style:style>
    <style:style style:name="T65" style:family="text">
      <style:text-properties officeooo:rsid="0051b784"/>
    </style:style>
    <style:style style:name="T66" style:family="text">
      <style:text-properties officeooo:rsid="00529fbc"/>
    </style:style>
    <style:style style:name="T67" style:family="text">
      <style:text-properties officeooo:rsid="005306f3"/>
    </style:style>
    <style:style style:name="T68" style:family="text">
      <style:text-properties officeooo:rsid="00394f40"/>
    </style:style>
    <style:style style:name="T69" style:family="text">
      <style:text-properties officeooo:rsid="005408ed"/>
    </style:style>
    <style:style style:name="T70" style:family="text">
      <style:text-properties officeooo:rsid="00615d18"/>
    </style:style>
    <style:style style:name="T71" style:family="text">
      <style:text-properties officeooo:rsid="00630888"/>
    </style:style>
    <style:style style:name="T72" style:family="text">
      <style:text-properties officeooo:rsid="0063a09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docs-internal-guid-f181235a-b7fe-9cc7-b391-1497db5449f7"/>Greg Sandell</text:p>
      <text:p text:style-name="P6">Los Angeles, CA</text:p>
      <text:p text:style-name="P20">(<text:span text:style-name="T52">213</text:span>) <text:span text:style-name="T52">479-0790</text:span> <text:s/><text:span text:style-name="T44">•</text:span><text:span text:style-name="T45"> </text:span><text:s/><text:a xlink:type="simple" xlink:href="mailto:GREG.SANDELL@GMAIL.COM" text:style-name="Internet_20_link" text:visited-style-name="Visited_20_Internet_20_Link">GREG.SANDELL@GMAIL.COM</text:a> <text:s/><text:span text:style-name="T44">•</text:span><text:span text:style-name="T45"> </text:span><text:s/><text:span text:style-name="T49">Portfolio/</text:span><text:span text:style-name="T50">c</text:span><text:span text:style-name="T49">ode: </text:span><text:a xlink:type="simple" xlink:href="http://gregsandell.com/" text:style-name="Internet_20_link" text:visited-style-name="Visited_20_Internet_20_Link"><text:span text:style-name="T49">gregsandell.com</text:span></text:a></text:p>
      <text:h text:style-name="P24" text:outline-level="1">About Me</text:h>
      <text:p text:style-name="P52"><text:span text:style-name="T46">I have over ten years experience providing web technology expertise to major corporations and enterprises for the building of web applications of high quality and reliability. <text:s/>Recent accomplishments include providing clients with solutions </text:span><text:span text:style-name="T48">using</text:span><text:span text:style-name="T46"> Javascript/Node.js/React Front End Development, </text:span><text:span text:style-name="T48">Selenium-based </text:span><text:span text:style-name="T46">Automated UI Testing, </text:span><text:span text:style-name="T47">Salesforce </text:span><text:span text:style-name="T46">eCommerce, load testing, </text:span><text:span text:style-name="T47">SQL </text:span><text:span text:style-name="T46">database design, asynchronous/multi-threaded processing, and integrating third party software. <text:s/></text:span></text:p>
      <text:p text:style-name="P52"><text:span text:style-name="T46">I excel at team code development, project lifecycle, cross-functional teamwork, identifying business needs and using collaboration tools because they been a part of my entire career. <text:s/>A long career in technology encompassing such areas as Java, Maven, Eclipse, Tomcat, C, Struts, and even laserdisk mutlimedia apps, gives me the benefit of applying diverse wisdom, a passion for learning, and an ability to learn quickly. <text:s text:c="2"/></text:span></text:p>
      <text:p text:style-name="P52"><text:span text:style-name="T46">I have applied technology and software development across a diverse and eclectic backround including music graduate school, scientific research in human hearing, and Digital Signal Processing. <text:s/>I am also an accomplished classical pianist, electric bass player, and composer.</text:span></text:p>
      <text:h text:style-name="P8" text:outline-level="1">Experience</text:h>
      <text:h text:style-name="P19" text:outline-level="2"><text:span text:style-name="T62">OCT 2017</text:span> – <text:span text:style-name="T62">PRESENT</text:span></text:h>
      <text:h text:style-name="P5" text:outline-level="3"><text:span text:style-name="T15">Crocs </text:span><text:span text:style-name="T17">Inc.</text:span><text:span text:style-name="T18"> –</text:span><text:span text:style-name="T1"> </text:span><text:span text:style-name="T9"><text:s/>Senior Front End Developer</text:span></text:h>
      <text:list xml:id="list129935577" text:style-name="L1">
        <text:list-item>
          <text:p text:style-name="P48">Develop and maintain custom Front End interface<text:span text:style-name="T71">s</text:span> for the QA team to launch batches of automated <text:span text:style-name="T71">UI </text:span>tests <text:span text:style-name="T71">againt the company eCommerce site </text:span>and view results. <text:s/>Stack includes: <text:s/>Node.js, React, Redux, Sqlite, WebSockets, REST-based services, InternJs and Leadfoot.</text:p>
        </text:list-item>
        <text:list-item>
          <text:p text:style-name="P47">Develop and deploy <text:span text:style-name="T71">eCommerce </text:span>functionality, including integrating tools from <text:span text:style-name="T61">PayPal, SVS Giftcards, Adyen, CardConnect, Signal, Kount </text:span>tools, <text:span text:style-name="T71">Adobe Audience Manager analytics, </text:span>and Salesforce Business Manager.</text:p>
        </text:list-item>
        <text:list-item>
          <text:p text:style-name="P39"><text:span text:style-name="T70">Develop reusable tools for UI automation and load testing; solve latency, asynchrony, and race condition issues; write CSS queries that work reliably across IE, Chrome, Firefox, Android and iOS navigators.</text:span></text:p>
        </text:list-item>
        <text:list-item>
          <text:p text:style-name="P47">Provide Automated UI Test coverage for the eCommerce site including all phases of the purchase lifecycle, shopping cart interaction, product returns, payment processing, <text:span text:style-name="T72">user profile and fraud detection.</text:span></text:p>
        </text:list-item>
        <text:list-item>
          <text:p text:style-name="P49">Expand company technology knowledge by giving presentations to cross-functional teams on React and recent developments in Javascript and Node.js.</text:p>
        </text:list-item>
      </text:list>
      <text:h text:style-name="P19" text:outline-level="2"><text:span text:style-name="T59">AUG 2017</text:span> – <text:span text:style-name="T60">NOV 2017</text:span></text:h>
      <text:h text:style-name="P4" text:outline-level="3"><text:span text:style-name="T14">UC Irvine / Trilogy Ed</text:span><text:span text:style-name="T18"> –</text:span><text:span text:style-name="T1"> </text:span><text:span text:style-name="T2">Part Time </text:span><text:span text:style-name="T8">Course Instructor</text:span></text:h>
      <text:list xml:id="list170327739597946" text:continue-numbering="true" text:style-name="L1">
        <text:list-item>
          <text:p text:style-name="P40"><text:span text:style-name="T57">I</text:span>nstructor for “Fullstack Developer” bootcamp, <text:span text:style-name="T61">teaching HTML, CSS, Git, Bootstrap, Javascript, jQuery, Ajax, Firebase, Node.js</text:span></text:p>
        </text:list-item>
      </text:list>
      <text:h text:style-name="P18" text:outline-level="2"><text:span text:style-name="T53">APR 2016</text:span> – <text:span text:style-name="T58">JUNE 2017</text:span></text:h>
      <text:h text:style-name="P3" text:outline-level="3"><text:span text:style-name="T13">Ten-X</text:span><text:span text:style-name="T12">, </text:span><text:span text:style-name="T13">Irvine, </text:span><text:span text:style-name="T12">CA</text:span><text:span text:style-name="T18"> </text:span><text:span text:style-name="T1">- </text:span><text:span text:style-name="T7">Sr. Software Engineer</text:span></text:h>
      <text:list xml:id="list170326172373217" text:continue-numbering="true" text:style-name="L1">
        <text:list-item>
          <text:p text:style-name="P42"><text:span text:style-name="T63">Developed</text:span> <text:span text:style-name="T51">presentation layer and </text:span>application logic for hosted web application <text:span text:style-name="T43">auction.com</text:span><text:span text:style-name="T53">,</text:span> <text:span text:style-name="T57">a Real Estate </text:span><text:soft-page-break/><text:span text:style-name="T57">auction transaction platform</text:span></text:p>
        </text:list-item>
        <text:list-item>
          <text:p text:style-name="P46"><text:span text:style-name="T63">Responsible for features </text:span>Search &amp; Discovery, Event Details, Calendar, User prefs and personalization, and Home page <text:span text:style-name="T63">written in AngularJS 1.4, React/Redux, ES6, ArcGIS, and Python</text:span></text:p>
        </text:list-item>
        <text:list-item>
          <text:p text:style-name="P26"><text:span text:style-name="T54">Wrote QA Automation tests using Selenium and Nightwatch (demo: </text:span><text:a xlink:type="simple" xlink:href="http://bit.ly/2wUjFcS" text:style-name="Internet_20_link" text:visited-style-name="Visited_20_Internet_20_Link"><text:span text:style-name="T54">http://bit.ly/2wUjFcS</text:span></text:a><text:span text:style-name="T54">)</text:span></text:p>
        </text:list-item>
        <text:list-item>
          <text:p text:style-name="P26"><text:span text:style-name="T63">D</text:span>esign and troubleshooting of REST <text:span text:style-name="T55">and </text:span>JSON-based <text:span text:style-name="T63">backend, </text:span>services, <text:span text:style-name="T64">Omniture tracking to and LaunchDarkly feature flags</text:span></text:p>
        </text:list-item>
      </text:list>
      <text:p text:style-name="P7"/>
      <text:h text:style-name="P17" text:outline-level="2"><text:span text:style-name="T51">OCT</text:span> 201<text:span text:style-name="T51">5</text:span> - <text:span text:style-name="T51">MAR</text:span> 201<text:span text:style-name="T51">6</text:span></text:h>
      <text:h text:style-name="P2" text:outline-level="3"><text:span text:style-name="T11">John Deere</text:span><text:span text:style-name="T10">, </text:span><text:span text:style-name="T16">remote</text:span><text:span text:style-name="T18"> </text:span><text:span text:style-name="T1">- </text:span><text:span text:style-name="T5">Front End Developer </text:span><text:span text:style-name="T6">Consultant</text:span></text:h>
      <text:list xml:id="list170326895221798" text:continue-numbering="true" text:style-name="L1">
        <text:list-item>
          <text:p text:style-name="P28">Developed AngularJS controllers, views, directives and services for <text:s/>hosted web application 'Sales Center', a 'build-a-Deere' tool for sales reps</text:p>
        </text:list-item>
        <text:list-item>
          <text:p text:style-name="P29">Wrote test coverage in Mocha, Sinon and Chai</text:p>
        </text:list-item>
        <text:list-item>
          <text:p text:style-name="P27">Collaborated with Back End team on design and troubleshooting of REST/JSON-based <text:span text:style-name="T63">services</text:span></text:p>
        </text:list-item>
      </text:list>
      <text:h text:style-name="P16" text:outline-level="2">NOV 2014 - AUG 2015</text:h>
      <text:h text:style-name="P1" text:outline-level="3"><text:span text:style-name="T10">CyberCoders, Irvine, CA</text:span><text:span text:style-name="T18"> </text:span><text:span text:style-name="T1">- </text:span><text:span text:style-name="T4">Front End Java Developer</text:span></text:h>
      <text:list xml:id="list170327529170041" text:continue-numbering="true" text:style-name="L1">
        <text:list-item>
          <text:p text:style-name="P41">Developer for hosted web application 'Compass', a CRM platform for Recruiters.</text:p>
        </text:list-item>
        <text:list-item>
          <text:p text:style-name="P30">Created UI widgets <text:span text:style-name="T65">and application logic for workflow tools in Sencha ExtJS 4.0.7 Javascript </text:span></text:p>
        </text:list-item>
        <text:list-item>
          <text:p text:style-name="P30"><text:span text:style-name="T65">Wrote backend Ajax/JSON components, test coverage in </text:span>Jasmine, <text:span text:style-name="T63">stress testing with jMeter</text:span></text:p>
        </text:list-item>
      </text:list>
      <text:h text:style-name="P15" text:outline-level="2">NOV 2013 - JUNE 2014</text:h>
      <text:h text:style-name="P1" text:outline-level="3"><text:span text:style-name="T10">Sears Holding Corporation, Chicago, IL</text:span><text:span text:style-name="T18"> </text:span><text:span text:style-name="T1">- </text:span><text:span text:style-name="T4">Developer</text:span></text:h>
      <text:list xml:id="list1720192766" text:style-name="L2">
        <text:list-item>
          <text:p text:style-name="P43">Member of Core Mobile team supporting <text:span text:style-name="T56">mobile version of </text:span>sears.com E-Commerce site </text:p>
        </text:list-item>
        <text:list-item>
          <text:p text:style-name="P31">Wrote AngularJS controllers, views, and services, UIs in HTML5/CSS3 from Photoshop PSDs, REST web services in coordination.</text:p>
        </text:list-item>
        <text:list-item>
          <text:p text:style-name="P31"><text:span text:style-name="T65">Launched mobile version of new fatures</text:span> <text:span text:style-name="T42">Shop Your Way</text:span> <text:span text:style-name="T65">(</text:span>loyalty card<text:span text:style-name="T65">) and</text:span> <text:span text:style-name="T42">Shop Your Way Max</text:span> (Sears version of Amazon Prime).</text:p>
        </text:list-item>
      </text:list>
      <text:h text:style-name="P15" text:outline-level="2">AUG 2012 - AUG 2013</text:h>
      <text:h text:style-name="P1" text:outline-level="3"><text:span text:style-name="T10">Pathfinder Software, Chicago, IL</text:span><text:span text:style-name="T18"> </text:span><text:span text:style-name="T1">- </text:span><text:span text:style-name="T4">Senior Software Engineer</text:span></text:h>
      <text:list xml:id="list1817165597" text:style-name="L3">
        <text:list-item>
          <text:p text:style-name="P44">Wrote mobile apps (iPhone, iPad) for medical clients Kimberly-Clark, Haemonetics, <text:span text:style-name="T66">and </text:span>Amer. Assn. of Critical Care Nurses <text:span text:style-name="T66">in</text:span> hybrid web/iOS AngularJS <text:span text:style-name="T66">and</text:span> jQuery Mobile, Trigger.io, TestFlight, and Rails/Heroku</text:p>
        </text:list-item>
      </text:list>
      <text:list xml:id="list1278115166" text:style-name="L4">
        <text:list-item>
          <text:p text:style-name="P37"><text:span text:style-name="T31">Lead developer on </text:span><text:span text:style-name="T32">iPhone app</text:span><text:span text:style-name="T31"> </text:span><text:span text:style-name="T34">that was deployed in</text:span><text:span text:style-name="T31"> Apple AppStore </text:span><text:span text:style-name="T34">(</text:span><text:span text:style-name="T40">AACN Bedside</text:span><text:span text:style-name="T35">)</text:span></text:p>
        </text:list-item>
        <text:list-item>
          <text:p text:style-name="P38"><text:span text:style-name="T21">Lead developer</text:span><text:span text:style-name="T20"> </text:span><text:span text:style-name="T24">for web-based</text:span><text:span text:style-name="T23"> census and demographic </text:span><text:span text:style-name="T24">data-mining tool </text:span><text:span text:style-name="T20">(</text:span><text:span text:style-name="T25">MetroPulse Chicago</text:span><text:span text:style-name="T21">: </text:span><text:span text:style-name="T20"><text:s/>demo: </text:span><text:a xlink:type="simple" xlink:href="http://bit.ly/2wU5Yun" text:style-name="Internet_20_link" text:visited-style-name="Visited_20_Internet_20_Link"><text:span text:style-name="T26">http://bit.ly/2wU5Yun</text:span></text:a><text:span text:style-name="T20">)</text:span></text:p>
        </text:list-item>
        <text:list-item>
          <text:p text:style-name="P37"><text:span text:style-name="T34">Lead developer on</text:span><text:span text:style-name="T31"> an iPad ‘concierge’ app to connect heart patients, their nurses and caregivers </text:span><text:span text:style-name="T34">(</text:span><text:span text:style-name="T40">ContinuCare)</text:span><text:span text:style-name="T35"> and <text:s/>a blood drive simulation sales tool </text:span><text:span text:style-name="T36">for the iPad </text:span><text:span text:style-name="T35">(</text:span><text:span text:style-name="T41">Automated Whole Blood Collector)</text:span></text:p>
        </text:list-item>
      </text:list>
      <text:h text:style-name="P15" text:outline-level="2">APR 2010 - AUG 2012</text:h>
      <text:h text:style-name="P1" text:outline-level="3"><text:span text:style-name="T10">Truven Health Analytics, Chicago, IL</text:span><text:span text:style-name="T18"> </text:span><text:span text:style-name="T1">- </text:span><text:span text:style-name="T4">Senior Software Engineer</text:span></text:h>
      <text:list xml:id="list1928591762" text:style-name="L5">
        <text:list-item>
          <text:p text:style-name="P50"><text:span text:style-name="T31">Developed hosted web applications </text:span><text:span text:style-name="T39">CareDiscovery</text:span><text:span text:style-name="T31"> and </text:span><text:span text:style-name="T39">IntegrationDiscovery</text:span><text:span text:style-name="T31">, Business Intelligence and data mining tools for </text:span><text:span text:style-name="T34">a 4 TB Oracle OLAP Data Warehouse of Hospital Billing data</text:span></text:p>
        </text:list-item>
        <text:list-item>
          <text:p text:style-name="P32">Created servlet- and portal-based <text:span text:style-name="T66">J2EE</text:span> web applications for IBM Websphere Portal 5, Tomcat 6 &amp; Glassfish i<text:span text:style-name="T66">n Java 1.4 &amp; 6 Servlets, JSP, jQuery Javascript, <text:s/>PL/SQL stored procedures</text:span></text:p>
        </text:list-item>
      </text:list>
      <text:h text:style-name="P15" text:outline-level="2"><text:soft-page-break/>OCT 2008 - MAR 2010</text:h>
      <text:h text:style-name="P1" text:outline-level="3"><text:span text:style-name="T10">iCrossing, Chicago, IL</text:span><text:span text:style-name="T18"> </text:span><text:span text:style-name="T1">- </text:span><text:span text:style-name="T4">Senior Software Engineer</text:span></text:h>
      <text:list xml:id="list3128103474" text:style-name="L6">
        <text:list-item>
          <text:p text:style-name="P51"><text:span text:style-name="T34">Front End D</text:span><text:span text:style-name="T33">eveloper for</text:span><text:span text:style-name="T31"> hosted web application </text:span><text:span text:style-name="T39">Merchantize</text:span><text:span text:style-name="T31">, </text:span><text:span text:style-name="T33">an Ad Technology</text:span><text:span text:style-name="T31"> tool for managing clients' Paid Search campaigns, </text:span><text:span text:style-name="T37">keyword purchases and</text:span><text:span text:style-name="T31"> </text:span><text:span text:style-name="T38">cost-per-click </text:span><text:span text:style-name="T37">advertising </text:span><text:span text:style-name="T31">with major search and shopping engines (Google, Yahoo, MSN, NexTag, PriceGrabber)</text:span></text:p>
        </text:list-item>
        <text:list-item>
          <text:p text:style-name="P34"><text:span text:style-name="T66">Consumed streaming XML-based product feeds for clients Sears, The Gap, Hilton, Lands End, LEGO, and Williams Sonoma with cron-based processes written in</text:span> Perl, Bash, <text:span text:style-name="T66">SMTP</text:span> <text:span text:style-name="T66">&amp; </text:span>Java. </text:p>
        </text:list-item>
        <text:list-item>
          <text:p text:style-name="P33"><text:span text:style-name="T67">Wrote PDF</text:span> reports in Apache POI <text:span text:style-name="T67">Java, cleaned product feeds and resolved Mysql data integrity issues</text:span></text:p>
        </text:list-item>
      </text:list>
      <text:h text:style-name="P15" text:outline-level="2">FEB 2008 - OCT 2008</text:h>
      <text:h text:style-name="P1" text:outline-level="3"><text:span text:style-name="T10">Chicago Tribune, Chicago, IL</text:span><text:span text:style-name="T18"> </text:span><text:span text:style-name="T1">- </text:span><text:span text:style-name="T4">Senior Internet Applications Developer</text:span></text:h>
      <text:list xml:id="list1140819703" text:style-name="L7">
        <text:list-item>
          <text:p text:style-name="P45">Developed web software and content management behind all of Tribune Corp's newspaper, radio and television websites, including Chicago Tribune, LA Times, Red Eye. </text:p>
        </text:list-item>
        <text:list-item>
          <text:p text:style-name="P35">Developed code in Java 1.5 on J2EE platform including Oracle Application Server 10g, Oracle DB 10g, FAST search server, Sun Webserver (iPlanet) and TopLink 9.0 for web services. </text:p>
        </text:list-item>
        <text:list-item>
          <text:p text:style-name="P36"><text:span text:style-name="T68">Created scheduled jobs for sweeping expired database content and</text:span> JMeter test plans <text:span text:style-name="T69">to </text:span>simulate heavy load on high-profile chicagotribune.com website. </text:p>
        </text:list-item>
      </text:list>
      <text:h text:style-name="P8" text:outline-level="1">Education</text:h>
      <text:h text:style-name="P1" text:outline-level="3"><text:span text:style-name="T10">Northwestern University, Evanston, IL</text:span><text:span text:style-name="T3"> – </text:span><text:span text:style-name="T4">PhD Music Theory</text:span></text:h>
      <text:p text:style-name="P13"><text:span text:style-name="T20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27">http://bit.ly/2wUbFZq</text:span></text:a></text:p>
      <text:h text:style-name="P14" text:outline-level="3"><text:span text:style-name="T10">Eastman School of Music, Rochester, NY</text:span><text:span text:style-name="T3"> – </text:span><text:span text:style-name="T4">MA Music Theory</text:span></text:h>
      <text:p text:style-name="P11"><text:span text:style-name="T19">Analysis techniques on classical and 20th Century music. Formal computer programming studies. Thesis on Edgard Var</text:span><text:span text:style-name="T30">èse.</text:span></text:p>
      <text:h text:style-name="P14" text:outline-level="3"><text:span text:style-name="T10">California State University, Los Angeles, CA</text:span><text:span text:style-name="T3"> – </text:span><text:span text:style-name="T4">BM Piano Performance</text:span></text:h>
      <text:p text:style-name="P12">Performed Junior and Senior recitals, <text:span text:style-name="T51">placed</text:span> in competitions, and performed Beethoven concerto with orchestra.</text:p>
      <text:h text:style-name="P9" text:outline-level="1"><text:span text:style-name="T28">Certifications</text:span><text:span text:style-name="T29"> </text:span></text:h>
      <text:p text:style-name="P22">March 2005: Sun Certified Web Component Developer for J2EE 1.4 (SCWCD)</text:p>
      <text:p text:style-name="P21">Apr 2004: Sun Certified Programmer for the Java 2 Platform 1.4 (SCJP)</text:p>
      <text:h text:style-name="P8" text:outline-level="1">References</text:h>
      <text:p text:style-name="P23">Available on request.</text:p>
      <text:p text:style-name="P10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9-09-19T17:03:25.755219000</dc:date>
    <meta:editing-duration>P29DT18M33S</meta:editing-duration>
    <meta:editing-cycles>52</meta:editing-cycles>
    <meta:generator>LibreOffice/6.0.3.2$MacOSX_X86_64 LibreOffice_project/8f48d515416608e3a835360314dac7e47fd0b821</meta:generator>
    <meta:print-date>2017-05-12T16:00:39.186676000</meta:print-date>
    <meta:document-statistic meta:table-count="0" meta:image-count="0" meta:object-count="0" meta:page-count="3" meta:paragraph-count="72" meta:word-count="1061" meta:character-count="7314" meta:non-whitespace-character-count="6319"/>
  </office:meta>
</office:document-meta>
</file>